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xchangeBeanRegistrationAotProcessorTests.process( Class &lt; ? &gt; bean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xchangeBeanRegistrationAotProcessorTests.shouldSkipNonAnnot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xchangeBeanRegistrationAotProcessorTests.shouldProcessAnnotated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ExchangeBeanRegistrationAotProcessorTests.createContribution( Class &lt; ? &gt; 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